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2" style:family="table" style:master-page-name="MP0">
      <style:table-properties style:width="7.7958in" fo:margin-left="-0.3222in" style:page-number="0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0.5097in"/>
    </style:style>
    <style:style style:name="Table2.C" style:family="table-column">
      <style:table-column-properties style:column-width="1.0736in"/>
    </style:style>
    <style:style style:name="Table2.D" style:family="table-column">
      <style:table-column-properties style:column-width="0.5417in"/>
    </style:style>
    <style:style style:name="Table2.E" style:family="table-column">
      <style:table-column-properties style:column-width="0.375in"/>
    </style:style>
    <style:style style:name="Table2.F" style:family="table-column">
      <style:table-column-properties style:column-width="0.4375in"/>
    </style:style>
    <style:style style:name="Table2.G" style:family="table-column">
      <style:table-column-properties style:column-width="0.625in"/>
    </style:style>
    <style:style style:name="Table2.H" style:family="table-column">
      <style:table-column-properties style:column-width="0.6042in"/>
    </style:style>
    <style:style style:name="Table2.I" style:family="table-column">
      <style:table-column-properties style:column-width="0.5833in"/>
    </style:style>
    <style:style style:name="Table2.J" style:family="table-column">
      <style:table-column-properties style:column-width="0.0625in"/>
    </style:style>
    <style:style style:name="Table2.K" style:family="table-column">
      <style:table-column-properties style:column-width="1.9833in"/>
    </style:style>
    <style:style style:name="Table2.A1" style:family="table-cell">
      <style:table-cell-properties fo:background-color="#e5e5e5" fo:padding-left="0.075in" fo:padding-right="0.075in" fo:padding-top="0in" fo:padding-bottom="0in" fo:border="0.0007in solid #000000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0007in solid #000000"/>
    </style:style>
    <style:style style:name="Table2.7" style:family="table-row">
      <style:table-row-properties style:min-row-height="0.3271in" style:use-optimal-row-height="false"/>
    </style:style>
    <style:style style:name="Table2.9" style:family="table-row">
      <style:table-row-properties style:min-row-height="0.2313in" style:use-optimal-row-height="false"/>
    </style:style>
    <style:style style:name="Table2.15" style:family="table-row">
      <style:table-row-properties style:min-row-height="0.2882in" style:use-optimal-row-height="false"/>
    </style:style>
    <style:style style:name="P8" style:family="paragraph" style:parent-style-name="Standard1">
      <style:paragraph-properties fo:break-before="page" style:snap-to-layout-grid="false"/>
    </style:style>
    <style:style style:name="P9" style:family="paragraph" style:parent-style-name="Standard1">
      <style:paragraph-properties fo:margin-top="0in" fo:margin-bottom="0in" style:snap-to-layout-grid="false"/>
    </style:style>
    <style:style style:name="P10" style:family="paragraph" style:parent-style-name="Normal">
      <style:paragraph-properties style:snap-to-layout-grid="false"/>
    </style:style>
    <style:style style:name="P11" style:family="paragraph" style:parent-style-name="Standard1">
      <style:paragraph-properties style:snap-to-layout-grid="false"/>
    </style:style>
    <style:style style:name="P12" style:family="paragraph" style:parent-style-name="Standard1" style:list-style-name="L8">
      <style:paragraph-properties fo:margin-top="0in" fo:margin-bottom="0.0835in" fo:orphans="0" fo:widows="0" style:snap-to-layout-grid="false">
        <style:tab-stops>
          <style:tab-stop style:position="-1.75in"/>
          <style:tab-stop style:position="-0.5in"/>
        </style:tab-stops>
      </style:paragraph-properties>
      <style:text-properties style:font-name="Arial" style:font-name-complex="Arial"/>
    </style:style>
    <style:style style:name="P13" style:family="paragraph" style:parent-style-name="Standard1" style:list-style-name="L8">
      <style:paragraph-properties fo:margin-top="0in" fo:margin-bottom="0.0835in" fo:orphans="0" fo:widows="0" style:snap-to-layout-grid="false">
        <style:tab-stops>
          <style:tab-stop style:position="-1.75in"/>
          <style:tab-stop style:position="-0.5in"/>
        </style:tab-stops>
      </style:paragraph-properties>
    </style:style>
    <style:style style:name="P14" style:family="paragraph" style:parent-style-name="Normal">
      <style:paragraph-properties fo:orphans="0" fo:widows="0" style:snap-to-layout-grid="false">
        <style:tab-stops>
          <style:tab-stop style:position="-1in"/>
        </style:tab-stops>
      </style:paragraph-properties>
    </style:style>
    <style:style style:name="P16" style:family="paragraph" style:parent-style-name="Normal">
      <style:paragraph-properties fo:text-align="justify" style:justify-single-word="false" fo:orphans="0" fo:widows="0" style:snap-to-layout-grid="false">
        <style:tab-stops>
          <style:tab-stop style:position="-1in"/>
        </style:tab-stops>
      </style:paragraph-properties>
    </style:style>
    <style:style style:name="P17" style:family="paragraph" style:parent-style-name="Heading_20_2">
      <style:paragraph-properties style:snap-to-layout-grid="false"/>
    </style:style>
    <style:style style:name="P18" style:family="paragraph" style:parent-style-name="Standard1">
      <style:paragraph-properties fo:margin-top="0in" fo:margin-bottom="0in" fo:orphans="0" fo:widows="0" style:snap-to-layout-grid="false">
        <style:tab-stops>
          <style:tab-stop style:position="-1in"/>
        </style:tab-stops>
      </style:paragraph-properties>
    </style:style>
    <style:style style:name="T15" style:family="text">
      <style:text-properties style:font-name="Arial" style:font-name-complex="Arial"/>
    </style:style>
    <text:list-style style:name="L8">
      <text:list-level-style-bullet text:level="1" text:style-name="WW_5f_CharLFO2LVL1" text:bullet-char="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>
          <table:table-cell table:style-name="Table2.A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4" office:value-type="string">
            <text:p text:style-name="P9">Date: 04-February-2013 Time: 7.15am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0">Meeting called by:</text:p>
          </table:table-cell>
          <table:covered-table-cell/>
          <table:table-cell table:style-name="Table2.A2" table:number-columns-spanned="4" office:value-type="string">
            <text:p text:style-name="P11">Team Lead(Frenal)</text:p>
          </table:table-cell>
          <table:covered-table-cell/>
          <table:covered-table-cell/>
          <table:covered-table-cell/>
          <table:table-cell table:style-name="Table2.A2" office:value-type="string">
            <text:p text:style-name="P10">Scribe:</text:p>
          </table:table-cell>
          <table:table-cell table:style-name="Table2.A2" table:number-columns-spanned="4" office:value-type="string">
            <text:p text:style-name="P11">Likitha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0">Type of meeting:</text:p>
          </table:table-cell>
          <table:covered-table-cell/>
          <table:table-cell table:style-name="Table2.A2" table:number-columns-spanned="9" office:value-type="string">
            <text:p text:style-name="P11">Discussion of Design Docu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0">Attendees:</text:p>
          </table:table-cell>
          <table:covered-table-cell/>
          <table:table-cell table:style-name="Table2.A2" table:number-columns-spanned="9" office:value-type="string">
            <text:p text:style-name="P11">All group members(Shirisha,Vaibhav,Spandana,Saranya,BhagyaShri,Pavani,Ravichand,Balaji,Niti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0">Absentees:</text:p>
          </table:table-cell>
          <table:covered-table-cell/>
          <table:table-cell table:style-name="Table2.A2" table:number-columns-spanned="9" office:value-type="string">
            <text:p text:style-name="P11">N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11" office:value-type="string">
            <text:p text:style-name="P11">Agen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2" table:number-columns-spanned="11" office:value-type="string">
            <text:list text:style-name="L8">
              <text:list-item>
                <text:p text:style-name="P12">Discussion <text:s/>of <text:s/>all layers for Construction</text:p>
              </text:list-item>
              <text:list-item>
                <text:p text:style-name="P13"><text:s/>Assigning tasks to pair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11" office:value-type="string">
            <text:p text:style-name="P11">Previous Meeting’s Action Ite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2" table:number-columns-spanned="3" office:value-type="string">
            <text:p text:style-name="P11">Action Item</text:p>
          </table:table-cell>
          <table:covered-table-cell/>
          <table:covered-table-cell/>
          <table:table-cell table:style-name="Table2.A2" table:number-columns-spanned="5" office:value-type="string">
            <text:p text:style-name="P11">Assigned</text:p>
          </table:table-cell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11">Status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0">1.Creating the GUI and activity diagrams.</text:p>
          </table:table-cell>
          <table:covered-table-cell/>
          <table:covered-table-cell/>
          <table:table-cell table:style-name="Table2.A2" table:number-columns-spanned="5" office:value-type="string">
            <text:p text:style-name="P10">All</text:p>
          </table:table-cell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14">completed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0">2.Preparing test cases and test scenarios.</text:p>
          </table:table-cell>
          <table:covered-table-cell/>
          <table:covered-table-cell/>
          <table:table-cell table:style-name="Table2.A2" table:number-columns-spanned="5" office:value-type="string">
            <text:p text:style-name="P10">All</text:p>
          </table:table-cell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14">completed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0"><text:span text:style-name="T15"/></text:p>
          </table:table-cell>
          <table:covered-table-cell/>
          <table:covered-table-cell/>
          <table:table-cell table:style-name="Table2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0"/>
          </table:table-cell>
          <table:covered-table-cell/>
          <table:covered-table-cell/>
          <table:table-cell table:style-name="Table2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2.A1" table:number-columns-spanned="11" office:value-type="string">
            <text:p text:style-name="P11">Minu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2" table:number-columns-spanned="11" office:value-type="string">
            <text:p text:style-name="P16">Discussed the Design documentation activities. Assigned the tasks to all the pair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11" office:value-type="string">
            <text:p text:style-name="P11">Action Ite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5" office:value-type="string">
            <text:h text:style-name="P17" text:outline-level="2">Action Item</text:h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4">Assigned To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14">Completion Date</text:p>
          </table:table-cell>
        </table:table-row>
        <table:table-row>
          <table:table-cell table:style-name="Table2.A2" table:number-columns-spanned="5" office:value-type="string">
            <text:p text:style-name="P10">1. detailing construction phase and approach</text:p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0">Corresponding pairs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14">4/2/13</text:p>
          </table:table-cell>
        </table:table-row>
        <table:table-row>
          <table:table-cell table:style-name="Table2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0">Corresponding pairs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14">4/2/13</text:p>
          </table:table-cell>
        </table:table-row>
        <table:table-row>
          <table:table-cell table:style-name="Table2.A2" table:number-columns-spanned="5" office:value-type="string">
            <text:p text:style-name="P10">3.Distribution of work</text:p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0">All the pairs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14">4/2/13</text:p>
          </table:table-cell>
        </table:table-row>
        <table:table-row>
          <table:table-cell table:style-name="Table2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14"/>
          </table:table-cell>
        </table:table-row>
        <table:table-row>
          <table:table-cell table:style-name="Table2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14"/>
          </table:table-cell>
        </table:table-row>
        <table:table-row>
          <table:table-cell table:style-name="Table2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18"/>
          </table:table-cell>
        </table:table-row>
        <table:table-row>
          <table:table-cell table:style-name="Table2.A1" table:number-columns-spanned="11" office:value-type="string">
            <text:p text:style-name="P11">Follow up session/meeting <text:s text:c="2"/>: 06-February-20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2" office:value-type="string">
            <text:h text:style-name="P17" text:outline-level="2">Date &amp; Time</text:h>
          </table:table-cell>
          <table:table-cell table:style-name="Table2.A2" table:number-columns-spanned="2" office:value-type="string">
            <text:p text:style-name="P14">09.00 AM</text:p>
          </table:table-cell>
          <table:covered-table-cell/>
          <table:table-cell table:style-name="Table2.A2" office:value-type="string">
            <text:p text:style-name="No_20_Spacing"><text:span text:style-name="T15">Place</text:span></text:p>
          </table:table-cell>
          <table:table-cell table:style-name="Table2.A2" table:number-columns-spanned="4" office:value-type="string">
            <text:p text:style-name="No_20_Spacing"><text:span text:style-name="T15">Lab 7-L5</text:span></text:p>
          </table:table-cell>
          <table:covered-table-cell/>
          <table:covered-table-cell/>
          <table:covered-table-cell/>
          <table:table-cell table:style-name="Table2.A2" office:value-type="string">
            <text:p text:style-name="No_20_Spacing"><text:span text:style-name="T15">Scribe</text:span></text:p>
          </table:table-cell>
          <table:table-cell table:style-name="Table2.A2" table:number-columns-spanned="2" office:value-type="string">
            <text:p text:style-name="No_20_Spacing"><text:span text:style-name="T15">Venkatesh</text:span></text:p>
          </table:table-cell>
          <table:covered-table-cell/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>
  <office:font-face-decls>
    <style:font-face style:name="Symbol" svg:font-family="Symbol" style:font-family-generic="roman" style:font-pitch="variable" style:font-charset="x-symbol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width="0.028in" svg:stroke-color="#385d8a" draw:fill-color="#4f81bd" draw:start-line-spacing-horizontal="0.1114in" draw:start-line-spacing-vertical="0.1114in" draw:end-line-spacing-horizontal="0.1114in" draw:end-line-spacing-vertical="0.1114in"/>
      <style:paragraph-properties fo:line-height="115%" style:text-autospace="ideograph-alpha" style:line-break="strict" style:writing-mode="lr-tb">
        <style:tab-stops/>
      </style:paragraph-properties>
      <style:text-properties style:use-window-font-color="true" style:font-name="Calibri" fo:font-size="11pt" fo:language="en" fo:country="IN" style:font-name-asian="Calibri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remain-char-count="0" fo:hyphenation-push-char-count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position="0% 100%" style:font-name="Calibri" fo:font-size="11pt" fo:letter-spacing="normal" fo:language="en" fo:country="IN" fo:font-style="normal" fo:text-shadow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/>
    </style:default-style>
    <style:style style:name="Default_20_Text" style:display-name="Default Text" style:family="paragraph" style:class="text">
      <style:paragraph-properties fo:hyphenation-remain-char-count="0" fo:hyphenation-push-char-count="0" fo:hyphenation-ladder-count="no-limit"/>
      <style:text-properties fo:hyphenate="true"/>
    </style:style>
    <style:style style:name="Text_20_Body_20_Single" style:display-name="Text Body Single" style:family="paragraph" style:parent-style-name="Default_20_Text">
      <style:paragraph-properties fo:margin-top="0in" fo:margin-bottom="0.0835in" fo:hyphenation-remain-char-count="0" fo:hyphenation-push-char-count="0" fo:hyphenation-ladder-count="no-limit"/>
      <style:text-properties fo:hyphenate="true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hyphenation-remain-char-count="0" fo:hyphenation-push-char-count="0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true"/>
    </style:style>
    <style:style style:name="Heading_20_1" style:display-name="Heading 1" style:family="paragraph" style:parent-style-name="Normal" style:next-style-name="Normal">
      <style:paragraph-properties fo:orphans="0" fo:widows="0" fo:hyphenation-remain-char-count="0" fo:hyphenation-push-char-count="0" fo:hyphenation-ladder-count="no-limit" fo:keep-with-next="always">
        <style:tab-stops>
          <style:tab-stop style:position="-1.3in"/>
          <style:tab-stop style:position="-0.3in"/>
        </style:tab-stops>
      </style:paragraph-properties>
      <style:text-properties fo:language="en" fo:country="IN" fo:font-weight="bold" style:font-weight-asian="bold" fo:hyphenate="false"/>
    </style:style>
    <style:style style:name="Heading_20_2" style:display-name="Heading 2" style:family="paragraph" style:parent-style-name="Normal" style:next-style-name="Normal">
      <style:paragraph-properties fo:text-align="justify" style:justify-single-word="false" fo:orphans="0" fo:widows="0" fo:hyphenation-remain-char-count="0" fo:hyphenation-push-char-count="0" fo:hyphenation-ladder-count="no-limit" fo:keep-with-next="always">
        <style:tab-stops>
          <style:tab-stop style:position="-1.7in"/>
          <style:tab-stop style:position="-0.7in"/>
        </style:tab-stops>
      </style:paragraph-properties>
      <style:text-properties style:font-name="Arial" fo:font-weight="bold" style:font-weight-asian="bold" style:font-name-complex="Arial" style:font-weight-complex="bold" fo:hyphenate="false"/>
    </style:style>
    <style:style style:name="Header" style:family="paragraph" style:parent-style-name="Normal" style:class="extra">
      <style:paragraph-properties fo:hyphenation-remain-char-count="0" fo:hyphenation-push-char-count="0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remain-char-count="0" fo:hyphenation-push-char-count="0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Text_20_Body_20_Single" style:class="extra">
      <style:paragraph-properties fo:hyphenation-remain-char-count="0" fo:hyphenation-push-char-count="0" fo:hyphenation-ladder-count="no-limit" text:number-lines="false" text:line-number="0"/>
      <style:text-properties fo:hyphenate="true"/>
    </style:style>
    <style:style style:name="Default_20_Text" style:display-name="Default Text" style:family="paragraph" style:class="text">
      <style:paragraph-properties fo:hyphenation-remain-char-count="0" fo:hyphenation-push-char-count="0" fo:hyphenation-ladder-count="no-limit"/>
      <style:text-properties fo:hyphenate="true"/>
    </style:style>
    <style:style style:name="Heading_20_1" style:display-name="Heading 1" style:family="paragraph" style:parent-style-name="Normal" style:next-style-name="Normal">
      <style:paragraph-properties fo:orphans="0" fo:widows="0" fo:hyphenation-remain-char-count="0" fo:hyphenation-push-char-count="0" fo:hyphenation-ladder-count="no-limit" fo:keep-with-next="always">
        <style:tab-stops>
          <style:tab-stop style:position="-1.3in"/>
          <style:tab-stop style:position="-0.3in"/>
        </style:tab-stops>
      </style:paragraph-properties>
      <style:text-properties fo:language="en" fo:country="IN" fo:font-weight="bold" style:font-weight-asian="bold" fo:hyphenate="false"/>
    </style:style>
    <style:style style:name="Heading_20_2" style:display-name="Heading 2" style:family="paragraph" style:parent-style-name="Normal" style:next-style-name="Normal">
      <style:paragraph-properties fo:text-align="justify" style:justify-single-word="false" fo:orphans="0" fo:widows="0" fo:hyphenation-remain-char-count="0" fo:hyphenation-push-char-count="0" fo:hyphenation-ladder-count="no-limit" fo:keep-with-next="always">
        <style:tab-stops>
          <style:tab-stop style:position="-1.7in"/>
          <style:tab-stop style:position="-0.7in"/>
        </style:tab-stops>
      </style:paragraph-properties>
      <style:text-properties style:font-name="Arial" fo:font-weight="bold" style:font-weight-asian="bold" style:font-name-complex="Arial" style:font-weight-complex="bold" fo:hyphenate="false"/>
    </style:style>
    <style:style style:name="Text_20_Body_20_Single" style:display-name="Text Body Single" style:family="paragraph" style:parent-style-name="Default_20_Text">
      <style:paragraph-properties fo:margin-top="0in" fo:margin-bottom="0.0835in" fo:hyphenation-remain-char-count="0" fo:hyphenation-push-char-count="0" fo:hyphenation-ladder-count="no-limit"/>
      <style:text-properties fo:hyphenate="true"/>
    </style:style>
    <style:style style:name="Normal" style:family="paragraph">
      <style:paragraph-properties fo:margin-top="0in" fo:margin-bottom="0in" fo:line-height="100%" fo:hyphenation-remain-char-count="0" fo:hyphenation-push-char-count="0" fo:hyphenation-ladder-count="no-limit"/>
      <style:text-properties style:font-name="Times New Roman" fo:font-size="10pt" fo:language="en" fo:country="US" style:font-name-asian="Times New Roman" style:font-size-asian="10pt" style:language-asian="ar" style:country-asian="SA" style:font-size-complex="10pt" fo:hyphenate="false"/>
    </style:style>
    <style:style style:name="Standard1" style:family="paragraph">
      <style:paragraph-properties fo:margin-top="0.0417in" fo:margin-bottom="0.0417in" fo:line-height="100%" fo:hyphenation-remain-char-count="0" fo:hyphenation-push-char-count="0" fo:hyphenation-ladder-count="no-limit"/>
      <style:text-properties style:font-name="Times New Roman" fo:font-size="10pt" fo:language="en" fo:country="US" style:font-name-asian="Arial" style:font-size-asian="10pt" style:language-asian="ar" style:country-asian="SA" style:font-size-complex="10pt" fo:hyphenate="false"/>
    </style:style>
    <style:style style:name="No_20_Spacing" style:display-name="No Spacing" style:family="paragraph">
      <style:paragraph-properties fo:margin-top="0in" fo:margin-bottom="0in" fo:line-height="100%" fo:hyphenation-remain-char-count="0" fo:hyphenation-push-char-count="0" fo:hyphenation-ladder-count="no-limit"/>
      <style:text-properties style:font-name="Times New Roman" fo:font-size="10pt" fo:language="en" fo:country="US" style:font-name-asian="Times New Roman" style:font-size-asian="10pt" style:language-asian="ar" style:country-asian="SA" style:font-size-complex="10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remain-char-count="0" fo:hyphenation-push-char-count="0" fo:hyphenation-ladder-count="no-limit" fo:text-indent="0in" style:auto-text-indent="false"/>
      <style:text-properties fo:hyphenate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10pt" fo:language="en" fo:country="IN" fo:font-weight="bold" style:font-name-asian="Times New Roman" style:font-size-asian="10pt" style:language-asian="ar" style:country-asian="SA" style:font-weight-asian="bold" style:font-name-complex="Times New Roman" style:font-size-complex="10pt"/>
    </style:style>
    <style:style style:name="Heading_20_2_20_Char" style:display-name="Heading 2 Char" style:family="text" style:parent-style-name="Default_20_Paragraph_20_Font">
      <style:text-properties style:font-name="Arial" fo:font-size="10pt" fo:language="en" fo:country="U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size="10pt" fo:language="en" fo:country="US" style:font-name-asian="Times New Roman" style:font-size-asian="10pt" style:language-asian="ar" style:country-asian="SA" style:font-name-complex="Times New Roman" style:font-size-complex="10pt"/>
    </style:style>
    <style:style style:name="Footer_20_Char" style:display-name="Footer Char" style:family="text" style:parent-style-name="Default_20_Paragraph_20_Font">
      <style:text-properties style:font-name="Times New Roman" fo:font-size="10pt" fo:language="en" fo:country="US" style:font-name-asian="Times New Roman" style:font-size-asian="10pt" style:language-asian="ar" style:country-asian="SA" style:font-name-complex="Times New Roman" style:font-size-complex="10pt"/>
    </style:style>
    <style:style style:name="WW_5f_CharLFO2LVL1" style:display-name="WW_CharLFO2LVL1" style:family="text">
      <style:text-properties style:font-name="Symbol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Outline">
      <text:list-level-style-number text:level="1" style:num-format="">
        <style:list-level-properties text:min-label-width="0.3in"/>
      </text:list-level-style-number>
      <text:list-level-style-number text:level="2" style:num-format="">
        <style:list-level-properties text:min-label-width="0.4in"/>
      </text:list-level-style-number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5125in" fo:margin-left="0in" table:align="left"/>
    </style:style>
    <style:style style:name="Table1.A" style:family="table-column">
      <style:table-column-properties style:column-width="2.5042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3" style:family="paragraph" style:parent-style-name="Header">
      <style:paragraph-properties fo:margin-left="-0.3752in" fo:margin-right="-0.0126in" fo:text-indent="0in" style:auto-text-indent="false" fo:padding="0in" fo:border-left="none" fo:border-right="none" fo:border-top="none" fo:border-bottom="0.0138in solid #000000" style:shadow="none">
        <style:tab-stops>
          <style:tab-stop style:position="3.3752in" style:type="center"/>
          <style:tab-stop style:position="7.6874in" style:type="right"/>
        </style:tab-stops>
      </style:paragraph-properties>
    </style:style>
    <style:style style:name="P4" style:family="paragraph" style:parent-style-name="Footer">
      <style:paragraph-properties fo:margin-left="0in" fo:margin-right="-0.2752in" fo:text-indent="0in" style:auto-text-indent="false" style:snap-to-layout-grid="false"/>
    </style:style>
    <style:style style:name="P5" style:family="paragraph" style:parent-style-name="Footer">
      <style:paragraph-properties fo:margin-left="0in" fo:margin-right="-0.2752in" fo:text-align="center" style:justify-single-word="false" fo:text-indent="0in" style:auto-text-indent="false" style:snap-to-layout-grid="false"/>
    </style:style>
    <style:style style:name="P7" style:family="paragraph" style:parent-style-name="Footer">
      <style:paragraph-properties fo:margin-left="-0.3752in" fo:margin-right="-0.2752in" fo:text-indent="0in" style:auto-text-indent="false" fo:padding="0in" fo:border-left="none" fo:border-right="none" fo:border-top="0.0071in solid #000000" fo:border-bottom="none" style:shadow="none">
        <style:tab-stops>
          <style:tab-stop style:position="3.3752in" style:type="center"/>
          <style:tab-stop style:position="6.3752in" style:type="right"/>
        </style:tab-stops>
      </style:paragraph-properties>
    </style:style>
    <style:style style:name="T6" style:family="text" style:parent-style-name="Default_20_Paragraph_20_Font">
      <style:text-properties fo:language="fr" fo:country="FR"/>
    </style:style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5in" fo:margin-bottom="0.5in" fo:margin-left="0.7in" fo:margin-right="0.43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p text:style-name="P3">Group 1<text:tab/><text:tab/> Minutes of Meeting</text:p>
      </style:header>
      <style:footer>
        <table:table table:name="Table1" table:style-name="Table1">
          <table:table-column table:style-name="Table1.A"/>
          <table:table-column table:style-name="Table1.A"/>
          <table:table-column table:style-name="Table1.A"/>
          <table:table-row>
            <table:table-cell table:style-name="Table1.A1" office:value-type="string">
              <text:p text:style-name="P4">Tata Consultancy Services</text:p>
            </table:table-cell>
            <table:table-cell table:style-name="Table1.A1" office:value-type="string">
              <text:p text:style-name="P5">For Internal Use Only</text:p>
            </table:table-cell>
            <table:table-cell table:style-name="Table1.A1" office:value-type="string">
              <text:p text:style-name="P5">Page <text:span text:style-name="T6"><text:page-number text:select-page="current">1</text:page-number></text:span> of <text:span text:style-name="T6"><text:page-count style:num-format="1">1</text:page-count></text:span></text:p>
            </table:table-cell>
          </table:table-row>
        </table:table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Win32)</meta:generator>
    <!--645(Build:8693)-->
    <meta:initial-creator>saranya</meta:initial-creator>
    <meta:creation-date>2013-02-05T14:42:00</meta:creation-date>
    <dc:creator>587481</dc:creator>
    <dc:date>2013-02-06T12:16:34</dc:date>
    <dc:language>en-IN</dc:language>
    <meta:editing-cycles>21</meta:editing-cycles>
    <meta:editing-duration>PT20M16S</meta:editing-duration>
    <meta:template xlink:type="simple" xlink:actuate="onRequest" xlink:role="template" xlink:href="Normal" meta:date="2013-02-06T11:46:57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69" meta:word-count="130" meta:character-count="935"/>
  </office:meta>
</office:document-meta>
</file>